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395CD4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18cm" svg:height="4.064cm" draw:transform="skewX (-0.00837758040957277) rotate (1.54671078311737) translate (8.259cm 14.956cm)">
          <draw:image xlink:href="Pictures/1000000000000280000001E09395CD40.jpg" xlink:type="simple" xlink:show="embed" xlink:actuate="onLoad" draw:mime-type="image/jpeg">
            <text:p/>
          </draw:image>
        </draw:frame>
        <draw:line draw:style-name="gr2" draw:text-style-name="P2" draw:layer="layout" svg:x1="9.255cm" svg:y1="10.842cm" svg:x2="8.937cm" svg:y2="13.0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5:54:48.637939616</dc:date>
    <meta:editing-duration>PT3M13S</meta:editing-duration>
    <meta:editing-cycles>1</meta:editing-cycles>
    <meta:document-statistic meta:object-count="2"/>
    <meta:generator>LibreOffice/24.8.6.2$Linux_X86_64 LibreOffice_project/d50be90c1d90f0f90a5235ffcbbafbbfa38a83c2</meta:generator>
  </office:meta>
</office:document-meta>
</file>